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3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4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5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6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7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8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9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11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1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draw:stroke="solid" svg:stroke-color="#000000" draw:fill-color="#ff9600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5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a0100"/>
      <style:paragraph-properties fo:text-align="center"/>
    </style:style>
    <style:style style:name="P4" style:family="paragraph">
      <loext:graphic-properties draw:fill-color="#fffc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2.35619449019235) translate (1.47cm 3.45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24cm" svg:height="10cm" svg:x="0.578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05cm" svg:height="0.529cm" draw:transform="rotate (0.785398163397448) translate (0.039cm 2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28cm" svg:height="0.928cm" draw:transform="rotate (0.785398163397448) translate (2.063cm 0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17cm" svg:height="0.22cm" draw:transform="rotate (0.785398163397448) translate (0.25cm 2.94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97cm" svg:height="0.597cm" draw:transform="rotate (0.785398163397448) translate (2.311cm 0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677cm 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321cm 3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454cm" svg:height="0.455cm" draw:transform="rotate (2.35619449019235) translate (1.312cm 3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4cm" svg:height="0.455cm" draw:transform="rotate (2.35619449019235) translate (1.687cm 3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29cm" svg:height="0.643cm" draw:transform="rotate (2.35619449019235) translate (1.473cm 7.61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2.35619449019235) translate (1.681cm 7.82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41cm" svg:height="0.641cm" draw:transform="rotate (2.35619449019235) translate (1.335cm 7.4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54cm" svg:height="0.455cm" draw:transform="rotate (2.35619449019235) translate (1.691cm 7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.471cm 7.61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41cm" svg:height="0.642cm" draw:transform="rotate (2.35619449019235) translate (1.679cm 7.82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41cm" svg:height="0.642cm" draw:transform="rotate (2.35619449019235) translate (1.322cm 7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454cm" svg:height="0.455cm" draw:transform="rotate (2.35619449019235) translate (1.689cm 7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28cm" svg:height="0.928cm" draw:transform="rotate (0.785398163397448) translate (2.075cm 4.7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3.035cm" svg:height="0.22cm" draw:transform="rotate (0.785398163397448) translate (0.179cm 7.17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597cm" svg:height="0.597cm" draw:transform="rotate (0.785398163397448) translate (2.323cm 4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905cm" svg:height="0.529cm" draw:transform="rotate (0.785398163397448) translate (0.05cm 7.0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28cm" svg:height="0.928cm" draw:transform="rotate (0.785398163397448) translate (2.073cm 4.7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917cm" svg:height="0.22cm" draw:transform="rotate (0.785398163397448) translate (0.261cm 7.0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97cm" svg:height="0.597cm" draw:transform="rotate (0.785398163397448) translate (2.323cm 4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41:01.303000000</dc:date>
    <meta:editing-duration>PT1H41M5S</meta:editing-duration>
    <meta:editing-cycles>5</meta:editing-cycles>
    <meta:generator>LibreOffice/7.5.0.3$Windows_X86_64 LibreOffice_project/c21113d003cd3efa8c53188764377a8272d9d6de</meta:generator>
    <meta:document-statistic meta:object-count="25"/>
  </office:meta>
</office:document-meta>
</file>